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weight="bold" officeooo:rsid="0014d89a" officeooo:paragraph-rsid="0014d89a" style:font-size-asian="12.25pt" style:font-weight-asian="bold" style:font-size-complex="14pt" style:font-weight-complex="bold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eudos Classes Css</text:p>
      <text:p text:style-name="Text_20_body">Podemos criar regras com o CSS que somente são aplicadas se um elemento possui um determinado estado.</text:p>
      <text:p text:style-name="Text_20_body">As pseudo-classes possuem a seguinte sintaxe e são adicionadas ao seletor da seguinte forma:</text:p>
      <text:p text:style-name="P2"><text:span text:style-name="Source_20_Text">seletor:pseudo-classe { /* declaração*/ }</text:span></text:p>
      <text:p text:style-name="Text_20_body">Note acima que o seletor e a pseudo-classe são separadas por dois pontos (:).</text:p>
      <text:p text:style-name="Text_20_body">Por exemplo, podemos dizer que um input terá a cor de fundo cinza se esse elemento estiver desabilitado da seguinte forma:</text:p>
      <text:p text:style-name="Preformatted_20_Text"><text:span text:style-name="Source_20_Text">1</text:span></text:p>
      <text:p text:style-name="Preformatted_20_Text"><text:span text:style-name="Source_20_Text">2</text:span></text:p>
      <text:p text:style-name="Preformatted_20_Text"><text:span text:style-name="Source_20_Text">&lt;input disabled=”disabled” /&gt;</text:span></text:p>
      <text:p text:style-name="P2"><text:span text:style-name="Source_20_Text">input:disabled { background-color: gray; }</text:span></text:p>
      <text:p text:style-name="Text_20_body">Neste caso, enquanto o elemento input estiver com a propriedade :disabled habilitada, o mesmo terá a cor de fundo cinza. Quando essa propriedade for removida ou modificada de forma que seja avaliada como falsa, a regra CSS acima não será mais aplicada ao elemento.</text:p>
      <text:p text:style-name="Text_20_body">As pseudo-classes são um recurso poderoso, que quando utilizadas em conjunto com os outros recursos do CSS, como combinadores, nos permitem criar diversos efeitos.</text:p>
      <text:p text:style-name="Text_20_body">Por exemplo, podemos alterar a cor de fundo de um label, se o checkbox a sua frente estiver selecionado, considerando a ordem na qual os elementos foram dispostos na cadeia de elementos da página:</text:p>
      <text:p text:style-name="P2"><text:span text:style-name="Source_20_Text">input:checked + label { background-color: yellow; }</text:span></text:p>
      <text:p text:style-name="Text_20_body">Além da pseudo-classe :disabled existem outras, que são aplicadas na prática no curso <text:a xlink:type="simple" xlink:href="https://www.devmedia.com.br/curso/curso-de-pseudo-classes-do-css/1454" office:target-frame-name="_blank" xlink:show="new" text:style-name="Internet_20_link" text:visited-style-name="Visited_20_Internet_20_Link">Pseudo classes do CSS</text:a>. Aqui documentamos as principais dentre el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1:35:37.807508502</meta:creation-date>
    <dc:date>2019-02-06T21:36:59.441891130</dc:date>
    <meta:editing-duration>PT1M2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16" meta:character-count="1352" meta:non-whitespace-character-count="1151"/>
  </office:meta>
</office:document-meta>
</file>